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AM HIERARCHY AND TEAM RESOLUTION</text:p>
      <text:p text:style-name="P3"/>
      <text:p text:style-name="P3">Team Hierarchy:</text:p>
      <text:p text:style-name="Standard"/>
      <text:p text:style-name="P1">Team Leader:</text:p>
      <text:p text:style-name="Standard"><text:tab/></text:p>
      <text:p text:style-name="Standard"><text:tab/> Baleze Danoit</text:p>
      <text:p text:style-name="Standard"/>
      <text:p text:style-name="Standard"><text:span text:style-name="T1">Module</text:span> <text:span text:style-name="T1">Leaders:</text:span></text:p>
      <text:p text:style-name="Standard"/>
      <text:p text:style-name="Standard"><text:tab/>Client: Justin Waterhouse </text:p>
      <text:p text:style-name="Standard"><text:tab/></text:p>
      <text:p text:style-name="Standard"><text:tab/>Admin: Baleze Danoit</text:p>
      <text:p text:style-name="Standard"/>
      <text:p text:style-name="Standard"><text:tab/>Server: Mandip Sangha</text:p>
      <text:p text:style-name="Standard"/>
      <text:p text:style-name="P1">Documentation Leader:</text:p>
      <text:p text:style-name="Standard"><text:tab/></text:p>
      <text:p text:style-name="Standard"><text:tab/>Daniel Deyaegher</text:p>
      <text:p text:style-name="Standard"/>
      <text:p text:style-name="P1">Programmers:</text:p>
      <text:p text:style-name="P1"/>
      <text:p text:style-name="P1"><text:tab/><text:span text:style-name="T2">Client: </text:span></text:p>
      <text:p text:style-name="P1"><text:span text:style-name="T2"><text:tab/><text:tab/>Justin Waterhouse</text:span></text:p>
      <text:p text:style-name="P1"><text:span text:style-name="T2"><text:tab/><text:tab/>Gurleen Kahlon</text:span></text:p>
      <text:p text:style-name="P1"><text:span text:style-name="T2"/></text:p>
      <text:p text:style-name="P1"><text:span text:style-name="T2"><text:tab/>Admin: </text:span></text:p>
      <text:p text:style-name="P1"><text:span text:style-name="T2"><text:tab/><text:tab/>Baleze Danoit</text:span></text:p>
      <text:p text:style-name="P1"><text:span text:style-name="T2"><text:tab/><text:tab/>Daniel Deyaegher</text:span></text:p>
      <text:p text:style-name="P1"><text:span text:style-name="T2"/></text:p>
      <text:p text:style-name="P1"><text:span text:style-name="T2"><text:tab/>Server:</text:span></text:p>
      <text:p text:style-name="P1"><text:span text:style-name="T2"><text:tab/><text:tab/>Mandip Sangha</text:span></text:p>
      <text:p text:style-name="P1"><text:span text:style-name="T2"><text:tab/><text:tab/>John Tribe</text:span></text:p>
      <text:p text:style-name="P1"><text:span text:style-name="T2"><text:tab/><text:tab/>Carsten Wurm</text:span></text:p>
      <text:p text:style-name="P1"><text:span text:style-name="T2"/></text:p>
      <text:p text:style-name="P1"><text:span text:style-name="T3">Conflict Resolution Mechanisms:</text:span> </text:p>
      <text:p text:style-name="P1"/>
      <text:list xml:id="list1208510873" text:style-name="L1">
        <text:list-item>
          <text:list>
            <text:list-item>
              <text:p text:style-name="P2"><text:span text:style-name="T2">For module conflicts team members went to team leaders</text:span></text:p>
            </text:list-item>
            <text:list-item>
              <text:p text:style-name="P2"><text:span text:style-name="T2">For Interface conflicts module leaders went to the team leader</text:span></text:p>
            </text:list-item>
            <text:list-item>
              <text:p text:style-name="P2"><text:span text:style-name="T2">For documentation issues all team members went to the documentation lead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Waterhouse</meta:initial-creator>
    <meta:creation-date>2013-11-07T14:59:53</meta:creation-date>
    <dc:date>2013-11-07T15:34:04</dc:date>
    <dc:creator>Justin Waterhouse</dc:creator>
    <meta:editing-duration>PT3M2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8" meta:word-count="80" meta:character-count="573" meta:non-whitespace-character-count="491"/>
  </office:meta>
</office:document-meta>
</file>